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cm"/>
    </style:style>
    <style:style style:name="gr3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4cm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6cm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4.7cm"/>
    </style:style>
    <style:style style:name="gr6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style:font-name="Source Sans Pro" fo:font-size="10pt"/>
    </style:style>
    <style:style style:name="P5" style:family="paragraph">
      <loext:graphic-properties draw:fill="none"/>
      <style:paragraph-properties fo:text-align="center"/>
      <style:text-properties style:font-name="Source Sans Pro" fo:font-size="14pt"/>
    </style:style>
    <style:style style:name="T1" style:family="text">
      <style:text-properties style:font-name="Source Sans Pro" fo:font-size="10pt" style:font-size-asian="18pt" style:font-size-complex="18pt"/>
    </style:style>
    <style:style style:name="T2" style:family="text">
      <style:text-properties style:font-name="Source Sans Pr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5cm" svg:height="0.635cm" svg:x="7.6cm" svg:y="6.5cm">
          <text:p text:style-name="P1"><text:span text:style-name="T1">main_fill_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9cm" svg:height="0.635cm" svg:x="10.4cm" svg:y="6.5cm">
          <text:p text:style-name="P1"><text:span text:style-name="T1">main_so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1cm" svg:height="0.635cm" svg:x="4.4cm" svg:y="8.4cm">
          <text:p text:style-name="P1"><text:span text:style-name="T1">main_fill_array_L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2cm" svg:height="0.635cm" svg:x="7.7cm" svg:y="8.365cm">
          <text:p text:style-name="P1"><text:span text:style-name="T2">main_sort_find_minimum_valu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5.5cm" svg:height="0.635cm" svg:x="7.6cm" svg:y="10.2cm">
          <text:p text:style-name="P1"><text:span text:style-name="T2">main_sort_find_minimum_value_L1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0.35cm" svg:y1="5.4cm" svg:x2="8.85cm" svg:y2="6.5cm" draw:start-shape="id1" draw:start-glue-point="2" draw:end-shape="id2" draw:end-glue-point="0" svg:d="M10350 5400l-1500 1100" svg:viewBox="0 0 1501 1101">
          <text:p/>
        </draw:connector>
        <draw:connector draw:style-name="gr7" draw:text-style-name="P4" draw:layer="layout" draw:type="line" svg:x1="10.35cm" svg:y1="5.4cm" svg:x2="11.85cm" svg:y2="6.5cm" draw:start-shape="id1" draw:start-glue-point="2" draw:end-shape="id3" draw:end-glue-point="0" svg:d="M10350 5400l1500 1100" svg:viewBox="0 0 1501 1101">
          <text:p/>
        </draw:connector>
        <draw:connector draw:style-name="gr7" draw:text-style-name="P5" draw:layer="layout" draw:type="line" svg:x1="8.85cm" svg:y1="7.135cm" svg:x2="5.95cm" svg:y2="8.4cm" draw:start-shape="id2" draw:start-glue-point="2" draw:end-shape="id4" draw:end-glue-point="0" svg:d="M8850 7135l-2900 1265" svg:viewBox="0 0 2901 1266">
          <text:p/>
        </draw:connector>
        <draw:connector draw:style-name="gr7" draw:text-style-name="P5" draw:layer="layout" draw:type="line" svg:x1="11.85cm" svg:y1="7.135cm" svg:x2="10.3cm" svg:y2="8.365cm" draw:start-shape="id3" draw:start-glue-point="2" draw:end-shape="id5" draw:end-glue-point="0" svg:d="M11850 7135l-1550 1230" svg:viewBox="0 0 1551 1231">
          <text:p/>
        </draw:connector>
        <draw:connector draw:style-name="gr7" draw:text-style-name="P5" draw:layer="layout" draw:type="line" svg:x1="10.3cm" svg:y1="9cm" svg:x2="10.35cm" svg:y2="10.2cm" draw:start-shape="id5" draw:start-glue-point="2" draw:end-shape="id6" draw:end-glue-point="0" svg:d="M10300 9000l50 1200" svg:viewBox="0 0 51 1201">
          <text:p/>
        </draw:connector>
        <draw:custom-shape draw:style-name="gr4" draw:text-style-name="P2" xml:id="id7" draw:id="id7" draw:layer="layout" svg:width="3.1cm" svg:height="0.635cm" svg:x="13.1cm" svg:y="8.4cm">
          <text:p text:style-name="P1"><text:span text:style-name="T1">main_sort_L1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1.85cm" svg:y1="7.135cm" svg:x2="14.65cm" svg:y2="8.4cm" draw:start-shape="id3" draw:start-glue-point="2" draw:end-shape="id7" draw:end-glue-point="0" svg:d="M11850 7135l2800 1265" svg:viewBox="0 0 2801 12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42M46S</meta:editing-duration>
    <meta:editing-cycles>14</meta:editing-cycles>
    <meta:generator>LibreOffice/6.1.0.3$MacOSX_X86_64 LibreOffice_project/efb621ed25068d70781dc026f7e9c5187a4decd1</meta:generator>
    <dc:date>2018-08-25T18:03:56.623232334</dc:date>
    <meta:document-statistic meta:object-count="13"/>
  </office:meta>
</office:document-meta>
</file>